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2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0.63cm" fo:margin-right="0cm" fo:margin-top="0.423cm" fo:margin-bottom="0.423cm" fo:text-indent="0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language="ru" fo:country="RU"/>
    </style:style>
    <style:style style:name="P4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.423cm" fo:margin-bottom="0.423cm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8" style:family="paragraph" style:parent-style-name="Standard">
      <style:paragraph-properties fo:margin-top="0cm" fo:margin-bottom="0cm" fo:line-height="100%"/>
      <style:text-properties fo:language="en" fo:country="US"/>
    </style:style>
    <style:style style:name="P9" style:family="paragraph" style:parent-style-name="List_20_Paragraph" style:list-style-name="WWNum5">
      <style:paragraph-properties fo:margin-top="0.423cm" fo:margin-bottom="0.423cm"/>
    </style:style>
    <style:style style:name="P10" style:family="paragraph" style:parent-style-name="List_20_Paragraph" style:list-style-name="WWNum5">
      <style:paragraph-properties fo:margin-top="0.423cm" fo:margin-bottom="0.423cm"/>
      <style:text-properties fo:font-size="12pt" style:font-size-asian="12pt" style:font-size-complex="12pt"/>
    </style:style>
    <style:style style:name="P11" style:family="paragraph" style:parent-style-name="List_20_Paragraph" style:list-style-name="WWNum5">
      <style:paragraph-properties fo:margin-top="0.423cm" fo:margin-bottom="0.423cm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List_20_Paragraph" style:list-style-name="WWNum5">
      <style:paragraph-properties fo:margin-left="1.259cm" fo:margin-right="0cm" fo:margin-top="0.423cm" fo:margin-bottom="0.423cm" fo:text-indent="-0.63cm" style:auto-text-indent="false"/>
      <style:text-properties fo:font-size="12pt" style:font-size-asian="12pt" style:font-size-complex="12pt"/>
    </style:style>
    <style:style style:name="P13" style:family="paragraph" style:parent-style-name="List_20_Paragraph" style:list-style-name="WWNum1">
      <style:paragraph-properties fo:margin-top="0cm" fo:margin-bottom="0cm"/>
    </style:style>
    <style:style style:name="P14" style:family="paragraph" style:parent-style-name="List_20_Paragraph" style:list-style-name="WWNum1">
      <style:paragraph-properties fo:margin-top="0cm" fo:margin-bottom="0cm"/>
      <style:text-properties fo:font-size="12pt" style:font-size-asian="12pt" style:font-size-complex="12pt"/>
    </style:style>
    <style:style style:name="P15" style:family="paragraph" style:parent-style-name="List_20_Paragraph" style:list-style-name="WWNum1">
      <style:paragraph-properties fo:margin-top="0cm" fo:margin-bottom="0cm"/>
      <style:text-properties fo:font-size="12pt" fo:language="en" fo:country="US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ru" fo:country="RU" style:font-size-complex="12pt"/>
    </style:style>
    <style:style style:name="T11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лан индивидуального развития младшего тестировщика Кайгородовой Анны.</text:p>
      <text:p text:style-name="P5">Основные рабочие активности и практические навыки до 30.09.2016:</text:p>
      <text:list xml:id="list5467215640148438451" text:style-name="WWNum5">
        <text:list-item>
          <text:p text:style-name="P10">Выполнение работ по тестированию, в рамках проектов компании.</text:p>
          <text:list>
            <text:list-item>
              <text:p text:style-name="P10">Подготовка данных для тестирования</text:p>
            </text:list-item>
            <text:list-item>
              <text:p text:style-name="P9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9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0">Ручное тестирование приложений для мобильных платформ.</text:p>
            </text:list-item>
            <text:list-item>
              <text:p text:style-name="P10">Исследование причин падения тестов.</text:p>
            </text:list-item>
          </text:list>
        </text:list-item>
        <text:list-item>
          <text:p text:style-name="P10">Выполнение работ по тест-дизайн</text:p>
          <text:list>
            <text:list-item>
              <text:p text:style-name="P10">Определение и обоснование требуемых данных для тестирования.</text:p>
            </text:list-item>
            <text:list-item>
              <text:p text:style-name="P10">Определение и разработка тестовых сценариев.</text:p>
            </text:list-item>
            <text:list-item>
              <text:p text:style-name="P10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0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9"><text:span text:style-name="T1">Составление планов тестирования</text:span><text:span text:style-name="T3">.</text:span></text:p>
            </text:list-item>
            <text:list-item>
              <text:p text:style-name="P11">Использование инструмента управления тестовой документацией, принятого на проекте.</text:p>
            </text:list-item>
            <text:list-item>
              <text:p text:style-name="P11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12">Выполнение задач по автоматизированному тестированию</text:p>
          <text:list>
            <text:list-item>
              <text:p text:style-name="P9"><text:span text:style-name="T1">Написание </text:span><text:span text:style-name="T3">UI </text:span><text:span text:style-name="T1">авто-тестов на основе </text:span><text:span text:style-name="T3">Selenium / Appium framework.</text:span></text:p>
            </text:list-item>
            <text:list-item>
              <text:p text:style-name="P10">Запуск, сбор и анализ результатов выполнения авто-тестов.</text:p>
            </text:list-item>
            <text:list-item>
              <text:p text:style-name="P9"><text:span text:style-name="T1">Поддержание </text:span><text:span text:style-name="T5">авто-тестов</text:span><text:span text:style-name="T1"> в актуальном состоянии.</text:span></text:p>
            </text:list-item>
            <text:list-item>
              <text:p text:style-name="P9"><text:span text:style-name="T1">Поддержание актуальной версии теста в репозитории.</text:span></text:p>
            </text:list-item>
            <text:list-item>
              <text:p text:style-name="P9"><text:soft-page-break/><text:span text:style-name="T1">Написание скриптов автоматизированного тестирования, используя </text:span><text:span text:style-name="T3">Apache</text:span><text:span text:style-name="T1"> </text:span><text:span text:style-name="T3">j</text:span><text:span text:style-name="T1">-</text:span><text:span text:style-name="T3">meter</text:span><text:span text:style-name="T1">.</text:span></text:p>
            </text:list-item>
          </text:list>
        </text:list-item>
        <text:list-item>
          <text:p text:style-name="P10">Прохождение собеседований с заказчиком</text:p>
        </text:list-item>
      </text:list>
      <text:p text:style-name="P6">Теоретические знания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Знание</text:p>
          </table:table-cell>
          <table:table-cell table:style-name="Table1.A1" office:value-type="string">
            <text:p text:style-name="P7">Срок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2">Знание теоретических основ тестирования приложений, согласно <text:span text:style-name="T7">ISTQB</text:span> <text:span text:style-name="T7">foundation</text:span> <text:span text:style-name="T7">level</text:span>.</text:p>
          </table:table-cell>
          <table:table-cell table:style-name="Table1.C2" office:value-type="date" office:date-value="2016-05-31">
            <text:p text:style-name="P8">31.05.16</text:p>
          </table:table-cell>
        </table:table-row>
        <table:table-row table:style-name="Table1.1">
          <table:table-cell table:style-name="Table1.A1" office:value-type="string">
            <text:p text:style-name="P8">2.</text:p>
          </table:table-cell>
          <table:table-cell table:style-name="Table1.A1" office:value-type="string">
            <text:p text:style-name="P2"><text:span text:style-name="T8">Знание основных элементов архитектуры web-приложений. Знание основных типов web-серверов. Знание структуры HTTP протокола.</text:span><text:span text:style-name="T6"> Знание способов у</text:span><text:span text:style-name="T8">правления передачей контента. Знание принципов кэширования и работы кэша. </text:span><text:span text:style-name="T6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C2" office:value-type="date" office:date-value="2016-06-30">
            <text:p text:style-name="P3">30.06.16</text:p>
          </table:table-cell>
        </table:table-row>
        <table:table-row table:style-name="Table1.1">
          <table:table-cell table:style-name="Table1.A4" office:value-type="float" office:value="42493">
            <text:p text:style-name="P2">3.</text:p>
          </table:table-cell>
          <table:table-cell table:style-name="Table1.A1" office:value-type="string">
            <text:p text:style-name="P2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07-31">
            <text:p text:style-name="P3">31.07.16</text:p>
          </table:table-cell>
        </table:table-row>
        <table:table-row table:style-name="Table1.1">
          <table:table-cell table:style-name="Table1.A4" office:value-type="float" office:value="42494">
            <text:p text:style-name="P2">4.</text:p>
          </table:table-cell>
          <table:table-cell table:style-name="Table1.A1" office:value-type="string">
            <text:p text:style-name="P2"><text:span text:style-name="T10">Знание основных подходов автоматизации тестирования приложений. </text:span><text:span text:style-name="T8">Знание </text:span><text:span text:style-name="T9">Selenium </text:span><text:span text:style-name="T10">и </text:span><text:span text:style-name="T9">Appium framework. </text:span><text:span text:style-name="T10">Знание </text:span><text:span text:style-name="T9">TestNG </text:span><text:span text:style-name="T10">и </text:span><text:span text:style-name="T9">jUnit.</text:span></text:p>
          </table:table-cell>
          <table:table-cell table:style-name="Table1.C2" office:value-type="date" office:date-value="2016-08-31">
            <text:p text:style-name="P3">31.08.16</text:p>
          </table:table-cell>
        </table:table-row>
        <table:table-row table:style-name="Table1.1">
          <table:table-cell table:style-name="Table1.A1" office:value-type="string">
            <text:p text:style-name="P2"><text:span text:style-name="T7">5</text:span>. </text:p>
          </table:table-cell>
          <table:table-cell table:style-name="Table1.A1" office:value-type="string">
            <text:p text:style-name="P2">Знание <text:span text:style-name="T7">JAVA</text:span> на уровне достаточном для написания авто-тестов на основе существующих <text:span text:style-name="T7">framework</text:span>’ов (<text:span text:style-name="T7">Selenium</text:span>, <text:span text:style-name="T7">Appium</text:span>), написания дополнительных методов в существующей концепции <text:span text:style-name="T7">framework</text:span>’а или написание написание методов или обрабатывающих процедур в <text:span text:style-name="T7">j</text:span>-<text:span text:style-name="T7">meter</text:span>.</text:p>
          </table:table-cell>
          <table:table-cell table:style-name="Table1.C2" office:value-type="date" office:date-value="2016-08-31">
            <text:p text:style-name="P3">31.08.16</text:p>
          </table:table-cell>
        </table:table-row>
        <table:table-row table:style-name="Table1.1">
          <table:table-cell table:style-name="Table1.A1" office:value-type="string">
            <text:p text:style-name="P2"><text:span text:style-name="T7">6</text:span>.</text:p>
          </table:table-cell>
          <table:table-cell table:style-name="Table1.A1" office:value-type="string">
            <text:p text:style-name="P2"><text:span text:style-name="T8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</text:span><text:span text:style-name="T9">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C2" office:value-type="date" office:date-value="2016-09-30">
            <text:p text:style-name="P3">30.09.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9173732784196297297" text:style-name="WWNum1">
        <text:list-item>
          <text:p text:style-name="P14">Канер, Фолк. Тестирование программного обеспечения.</text:p>
        </text:list-item>
        <text:list-item>
          <text:p text:style-name="P15">Lee Copeland. Practitioner’s guide to software test design.</text:p>
        </text:list-item>
        <text:list-item>
          <text:p text:style-name="P13"><text:span text:style-name="T1">Стандарты </text:span><text:span text:style-name="T3">ISO-25000, ISO-9241-11, IEEE-829</text:span></text:p>
        </text:list-item>
        <text:list-item>
          <text:p text:style-name="P13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dc:creator>Firsanov Konstantin</dc:creator>
    <meta:editing-cycles>9</meta:editing-cycles>
    <meta:creation-date>2016-02-08T13:28:00</meta:creation-date>
    <dc:date>2016-05-21T21:26:45.47</dc:date>
    <meta:editing-duration>PT2H21M23S</meta:editing-duration>
    <meta:generator>OpenOffice/4.0.1$Win32 OpenOffice.org_project/401m5$Build-9714</meta:generator>
    <meta:document-statistic meta:table-count="1" meta:image-count="0" meta:object-count="0" meta:page-count="2" meta:paragraph-count="50" meta:word-count="369" meta:character-count="3015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